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en" fo:country="US" fo:font-weight="bold" style:font-size-asian="26pt" style:language-asian="zxx" style:country-asian="none" style:font-weight-asian="bold" style:font-size-complex="26pt" style:language-complex="zxx" style:country-complex="none" style:font-weight-complex="bold"/>
    </style:style>
    <style:style style:name="P2" style:family="paragraph" style:parent-style-name="Standard">
      <style:paragraph-properties fo:text-align="start" style:justify-single-word="false"/>
      <style:text-properties fo:font-size="14pt" fo:language="en" fo:country="US"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margin-left="1.245cm" fo:margin-right="0cm" fo:text-align="start" style:justify-single-word="false" fo:text-indent="0cm" style:auto-text-indent="false"/>
      <style:text-properties fo:font-size="12pt" fo:language="en" fo:country="US" fo:font-weight="bold" style:font-size-asian="12pt" style:language-asian="zxx" style:country-asian="none" style:font-weight-asian="bold" style:font-size-complex="12pt" style:language-complex="zxx" style:country-complex="none" style:font-weight-complex="bold"/>
    </style:style>
    <style:style style:name="P4" style:family="paragraph" style:parent-style-name="Standard">
      <style:paragraph-properties fo:margin-left="1.245cm" fo:margin-right="0cm" fo:text-align="start" style:justify-single-word="false" fo:text-indent="0cm" style:auto-text-indent="false"/>
      <style:text-properties fo:font-size="12pt" fo:language="en" fo:country="US" fo:font-weight="normal"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12pt" fo:language="en" fo:country="US"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2pt" fo:language="en" fo:country="US" fo:font-weight="normal"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margin-left="0cm" fo:margin-right="0cm" fo:text-align="start" style:justify-single-word="false" fo:text-indent="0cm" style:auto-text-indent="false" fo:break-before="page"/>
      <style:text-properties fo:font-size="14pt" fo:language="en" fo:country="US"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margin-left="0cm" fo:margin-right="0cm" fo:text-align="start" style:justify-single-word="false" fo:text-indent="0cm" style:auto-text-indent="false" fo:break-before="page"/>
      <style:text-properties fo:font-size="12pt" fo:language="en" fo:country="US"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Standard">
      <style:paragraph-properties fo:margin-left="2.491cm" fo:margin-right="0cm" fo:text-align="start" style:justify-single-word="false" fo:text-indent="0cm" style:auto-text-indent="false"/>
      <style:text-properties fo:font-size="12pt" fo:language="en" fo:country="US" fo:font-weight="bold" style:font-size-asian="12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margin-left="2.491cm" fo:margin-right="0cm" fo:text-align="start" style:justify-single-word="false" fo:text-indent="0cm" style:auto-text-indent="false"/>
      <style:text-properties fo:font-size="12pt" fo:language="en" fo:country="US"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ole Commands</text:p>
      <text:p text:style-name="P2"/>
      <text:p text:style-name="P2"/>
      <text:p text:style-name="P2">Introduction</text:p>
      <text:p text:style-name="P2"><text:span text:style-name="T1"/></text:p>
      <text:p text:style-name="P3"><text:span text:style-name="T1">The console is an interactive command line built into the core of the game engine. It allows the user to call every game function available manually, and allows the user to set certain variables to certain states.</text:span></text:p>
      <text:p text:style-name="P3"><text:span text:style-name="T1"/></text:p>
      <text:p text:style-name="P3"><text:span text:style-name="T1">A side effect I've taken to my advantage is the fact that the console can also be used to execute a stream of functions from a file instead of typing them in manually. This is done with the </text:span>LoadScript() <text:span text:style-name="T1">and </text:span>RunScript()<text:span text:style-name="T1"> commands.</text:span></text:p>
      <text:p text:style-name="P3"><text:span text:style-name="T1"/></text:p>
      <text:p text:style-name="P5"><text:span text:style-name="T1"/></text:p>
      <text:p text:style-name="P5"><text:span text:style-name="T1"/></text:p>
      <text:table-of-content text:style-name="Sect1" text:protected="true" text:name="Table of Contents1">
        <text:table-of-content-source text:outline-level="10">
          <text:index-title-template text:style-name="Contents_20_Heading">Command Lis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Command List</text:p>
          </text:index-title>
          <text:p text:style-name="P12">Core<text:tab/>3</text:p>
          <text:p text:style-name="P12">Game Control enables<text:tab/>3</text:p>
          <text:p text:style-name="P12">Logging enables<text:tab/>3</text:p>
          <text:p text:style-name="P12">Console<text:tab/>4</text:p>
          <text:p text:style-name="P12">TextInput<text:tab/>4</text:p>
        </text:index-body>
      </text:table-of-content>
      <text:p text:style-name="P5"><text:span text:style-name="T1"/></text:p>
      <text:p text:style-name="P7">Available commands</text:p>
      <text:p text:style-name="P6"/>
      <text:p text:style-name="P6"><text:tab/><text:toc-mark-start text:id="IMark232049364" text:outline-level="1"/><text:span text:style-name="T2">Core</text:span><text:toc-mark-end text:id="IMark232049364"/></text:p>
      <text:p text:style-name="P4"/>
      <text:p text:style-name="P9">help</text:p>
      <text:p text:style-name="P9"><text:span text:style-name="T1">Displays help.</text:span></text:p>
      <text:p text:style-name="P9"><text:span text:style-name="T1"/></text:p>
      <text:p text:style-name="P9"><text:span text:style-name="T1"/></text:p>
      <text:p text:style-name="P9"><text:span text:style-name="T1"/></text:p>
      <text:p text:style-name="P5"><text:span text:style-name="T1"><text:tab/></text:span><text:toc-mark-start text:id="IMark232049364" text:outline-level="1"/>Game Control enables<text:toc-mark-end text:id="IMark232049364"/></text:p>
      <text:p text:style-name="P5"/>
      <text:p text:style-name="P9">CTRL_Console &lt;value&gt;</text:p>
      <text:p text:style-name="P9"><text:span text:style-name="T1">A value of 1 enables console control, a value of 0 disables it.</text:span></text:p>
      <text:p text:style-name="P9"><text:span text:style-name="T1"/></text:p>
      <text:p text:style-name="P9">CTRL_GetEntry &lt;value&gt;</text:p>
      <text:p text:style-name="P9"><text:span text:style-name="T1">A value of 1 enables control of the console text entry function, a value of 0 disables it.</text:span></text:p>
      <text:p text:style-name="P9"><text:span text:style-name="T1"/></text:p>
      <text:p text:style-name="P9">CTRL_TextInput &lt;value&gt;</text:p>
      <text:p text:style-name="P9"><text:span text:style-name="T1">A value of 1 enables control of the text input library, a value of 0 disables it.</text:span></text:p>
      <text:p text:style-name="P9"/>
      <text:p text:style-name="P9"/>
      <text:p text:style-name="P9"><text:span text:style-name="T1"/></text:p>
      <text:p text:style-name="P5"><text:span text:style-name="T1"><text:tab/></text:span><text:toc-mark-start text:id="IMark232049364" text:outline-level="1"/>Logging enables<text:toc-mark-end text:id="IMark232049364"/></text:p>
      <text:p text:style-name="P9"><text:span text:style-name="T1"/></text:p>
      <text:p text:style-name="P9">TextInputLogging &lt;value&gt;</text:p>
      <text:p text:style-name="P9"><text:span text:style-name="T1">Enables logging of the text input library. This means the library will write debug information to the console.</text:span></text:p>
      <text:p text:style-name="P9"><text:span text:style-name="T1"/></text:p>
      <text:p text:style-name="P9"><text:span text:style-name="T1"/></text:p>
      <text:p text:style-name="P9"><text:span text:style-name="T1"/></text:p>
      <text:p text:style-name="P8"><text:span text:style-name="T1"><text:tab/></text:span><text:toc-mark-start text:id="IMark232049364" text:outline-level="1"/>Console<text:toc-mark-end text:id="IMark232049364"/></text:p>
      <text:p text:style-name="P5"/>
      <text:p text:style-name="P9">SetConsoleSize</text:p>
      <text:p text:style-name="P9"><text:span text:style-name="T1">Allows the console to be resized using the mouse.</text:span></text:p>
      <text:p text:style-name="P9"><text:span text:style-name="T1"/></text:p>
      <text:p text:style-name="P9">SetConsolePosition</text:p>
      <text:p text:style-name="P9"><text:span text:style-name="T1">Allows the console to be repositioned using the mouse.</text:span></text:p>
      <text:p text:style-name="P9"><text:span text:style-name="T1"/></text:p>
      <text:p text:style-name="P9"><text:span text:style-name="T1"/></text:p>
      <text:p text:style-name="P9"><text:span text:style-name="T1"/></text:p>
      <text:p text:style-name="P5"><text:span text:style-name="T1"><text:tab/></text:span><text:toc-mark-start text:id="IMark232049364" text:outline-level="1"/>TextInput<text:toc-mark-end text:id="IMark232049364"/></text:p>
      <text:p text:style-name="P9"><text:span text:style-name="T1"/></text:p>
      <text:p text:style-name="P9">CreateTextInput &lt;x&gt; &lt;y&gt; &lt;message&gt;</text:p>
      <text:p text:style-name="P9"><text:span text:style-name="T1">Creates a text input field at the positions x,y with an optional message. Only one text input field can be created. The text entered is stored in the string </text:span>ME_ThisEntry$<text:span text:style-name="T1">.</text:span></text:p>
      <text:p text:style-name="P9"><text:span text:style-name="T1">The coordinates specify the top let of the message, and the input field is located at y+30.</text:span></text:p>
      <text:p text:style-name="P9"><text:span text:style-name="T1"/></text:p>
      <text:p text:style-name="P9">DestroyTextInput</text:p>
      <text:p text:style-name="P10">Will destroy the text input. Note that this will not clear the string <text:span text:style-name="T2">ME_ThisEntry$</text:span>.</text:p>
      <text:p text:style-name="P10"/>
      <text:p text:style-name="P6"/>
      <text:p text:style-name="P6"><text:tab/><text:span text:style-name="T2">Triggers and Scripts</text:span></text:p>
      <text:p text:style-name="P6"><text:span text:style-name="T2"/></text:p>
      <text:p text:style-name="P5"><text:tab/><text:tab/>CreateTrigger &lt;x&gt; &lt;y&gt; &lt;z&gt; &lt;radius&gt; &lt;one_time_execute&gt; &lt;filename&gt; &lt;script index&gt;</text:p>
      <text:p text:style-name="P10">This will create a spherical area in 3D space at the positions x,y,z with a specified radius. If the player object enters the boundaries of this area, the script bound to the trigger will be executed. If the flag <text:span text:style-name="T2">one_time_execute</text:span> is set to a value of 1, the trigger will destroy itself upon executing the script. If it's set to 0, it will remain, and trigger the same script again every time the player enters the boundaries.</text:p>
      <text:p text:style-name="P10"/>
      <text:p text:style-name="P9">DestroyTrigger &lt;index&gt;</text:p>
      <text:p text:style-name="P9"><text:span text:style-name="T1">Will destroy a trigger with the specified index.</text:span></text:p>
      <text:p text:style-name="P9"><text:span text:style-name="T1"/></text:p>
      <text:p text:style-name="P9">ShowTrigger &lt;index&gt;</text:p>
      <text:p text:style-name="P10">Will make the boundaries of the specified trigger visible.</text:p>
      <text:p text:style-name="P10"/>
      <text:p text:style-name="P9">ShowTriggers</text:p>
      <text:p text:style-name="P9"><text:span text:style-name="T1">Will make the boundaries of all triggers visible.</text:span></text:p>
      <text:p text:style-name="P9"><text:span text:style-name="T1"/></text:p>
      <text:p text:style-name="P9">HideTriggers</text:p>
      <text:p text:style-name="P10">Will hide the boundaries of all triggers.</text:p>
      <text:p text:style-name="P10"/>
      <text:p text:style-name="P9">LoadScript &lt;filename&gt; &lt;index&gt;</text:p>
      <text:p text:style-name="P10">Will load a script from the specified file and store it in the specified index.</text:p>
      <text:p text:style-name="P10"/>
      <text:p text:style-name="P9">RunScript &lt;index&gt;</text:p>
      <text:p text:style-name="P10">Will execute a script with the specified index.</text:p>
      <text:p text:style-name="P10"/>
      <text:p text:style-name="P9">StopScript &lt;index&gt;</text:p>
      <text:p text:style-name="P10">Will stop executing a script with the specified index.</text:p>
      <text:p text:style-name="P9"><text:soft-page-break/></text:p>
      <text:p text:style-name="P9">End &lt;index&gt;</text:p>
      <text:p text:style-name="P10">Will stop executing the current script. This command is only used withing script files so the parser knows when a script has reached it's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43M21S</meta:editing-duration>
    <meta:editing-cycles>6</meta:editing-cycles>
    <meta:generator>OpenOffice.org/3.3$Win32 OpenOffice.org_project/330m20$Build-9567</meta:generator>
    <dc:date>2012-04-25T16:18:14.77</dc:date>
    <dc:creator>Alex Murray</dc:creator>
    <meta:document-statistic meta:table-count="0" meta:image-count="0" meta:object-count="0" meta:page-count="5" meta:paragraph-count="54" meta:word-count="463" meta:character-count="2788"/>
    <meta:user-defined meta:name="Info 1"/>
    <meta:user-defined meta:name="Info 2"/>
    <meta:user-defined meta:name="Info 3"/>
    <meta:user-defined meta:name="Info 4"/>
  </office:meta>
</office:document-meta>
</file>